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84dd8" officeooo:paragraph-rsid="00184dd8"/>
    </style:style>
    <style:style style:name="P2" style:family="paragraph" style:parent-style-name="Heading_20_2">
      <style:text-properties officeooo:rsid="00184dd8" officeooo:paragraph-rsid="00184dd8"/>
    </style:style>
    <style:style style:name="P3" style:family="paragraph" style:parent-style-name="Standard">
      <style:text-properties officeooo:rsid="00184dd8" officeooo:paragraph-rsid="00184d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</text:p>
      <text:p text:style-name="P3"/>
      <text:h text:style-name="P1" text:outline-level="1">Instalando o Git</text:h>
      <text:h text:style-name="P2" text:outline-level="2">Transcrição</text:h>
      <text:p text:style-name="Text_20_body">Vamos instalar o Git para começarmos a controlar as versões dos nossos códigos. Para isso, basta pesquisarmos por "git" na internet, e clicarmos no que provavelmente será o primeiro resultado, o <text:a xlink:type="simple" xlink:href="http://git-scm.com/" office:target-frame-name="_blank" xlink:show="new" text:style-name="Internet_20_link" text:visited-style-name="Visited_20_Internet_20_Link">site oficial</text:a>. Nele, temos algumas informações sobre o que é o Git, mas por ora clicaremos no botão de download, neste caso, "Download 2.21.0 for Windows".</text:p>
      <text:p text:style-name="Quotations">Caso você esteja utilizando Linux, algumas distribuições já vêm com o Git instalado, então é só abrir o Terminal e digitar "git" para verificar isto. Se ele não estiver instalado, o gerenciador de pacotes da sua distribuição, por exemplo o APT para Ubuntu ou derivados de Debian, o DNF para Fedora, com certeza possuem uma versão do Git, basta executar a instalação por meio da linha de comando.</text:p>
      <text:p text:style-name="Text_20_body">Feito o download, executaremos o arquivo, e durante a instalação, existem alguns pontos interessantes que o Git nos traz, sendo o Git Bash um deles, que é uma forma de digitar comandos que passaremos a utilizar no Windows. Não que não seja possível optar pelo Prompt de comando padrão do Windows. A diferença é que o Git Bash fornece comandos com os quais quem desenvolve em Linux já está acostumado a usar, como o <text:span text:style-name="Source_20_Text">ls</text:span> para mostrar arquivos e pastas existentes no diretório atual.</text:p>
      <text:p text:style-name="Text_20_body">Manteremos a instalação padrão e clicaremos em "Next". Em "Adjusting your PATH environment", é possível definir se iremos usar apenas o Git Bash, ou então o Git de qualquer outra interface de linha de comando, portanto também deixaremos marcada a opção padrão. Caso você queira ler com maior atenção cada uma das etapas de instalação, não tem problema, mas para o que faremos neste curso, as opções padrões são o suficiente.</text:p>
      <text:p text:style-name="Text_20_body">Finalizada a instalação, desmarcaremos o box de "View Release Notes" e marcaremos "Launch Git Bash", para que se inicie a execução do Git Bash. A aparência é muito similar à de um Terminal, com a diferença de que no Prompt de comando digitaríamos, por exemplo, <text:span text:style-name="Source_20_Text">dir</text:span> para que fossem exibidas as pastas existentes, sendo que no Linux e no Mac utilizamos <text:span text:style-name="Source_20_Text">ls</text:span>.</text:p>
      <text:p text:style-name="Text_20_body">Com isso, temos um novo Terminal instalado, além do próprio Git, e para garantirmos isso, podemos executar <text:span text:style-name="Source_20_Text">git --version</text:span>, ao que será retornado <text:span text:style-name="Source_20_Text">git version 2.21.0.windows.1</text:span>, neste caso. Não se atente à versão neste momento, caso você esteja com uma versão mais recente, não tem problema também.</text:p>
      <text:p text:style-name="Text_20_body">Poderemos começar a controlar um código, um projeto. Mas o que desenvolveremos durante este curso? Vamos conversar um pouco melhor sobre isso a seguir!</text:p>
      <text:h text:style-name="P1" text:outline-level="1"><text:soft-page-break/>Repositórios</text:h>
      <text:h text:style-name="P2" text:outline-level="2">Transcrição</text:h>
      <text:p text:style-name="Text_20_body">O projeto que desenvolveremos durante o curso será uma página HTML de cursos na Alura, simples, sem estilos, para que possamos de fato focar no Git, e não precisemos adentrar em detalhes de nenhuma linguagem de programação. Queremos que um repositório do Git seja inicializado, e para tal usamos o comando <text:span text:style-name="Source_20_Text">git init</text:span>.</text:p>
      <text:p text:style-name="Text_20_body">Assim, todas as alterações que forem realizadas no arquivo localizado dentro deste repositório poderão ser mostradas pelo Git, com indicações do que foi modificado, quem modificou, quando, e por aí vai. Ainda não entraremos em detalhes, mas reparem que, a partir do momento em que digitamos <text:span text:style-name="Source_20_Text">git init</text:span>, uma informação foi acrescentada no final do Git Bash (<text:span text:style-name="Source_20_Text">(master)</text:span>).</text:p>
      <text:p text:style-name="Text_20_body">Caso você esteja utilizando o Terminal padrão do Linux ou do Mac, e esta opção não aparecer, não tem problema nenhum, não significa que não esteja funcionando, é simplesmente uma informação a mais, trazida pelo Git Bash. Mas como saberemos que o comando <text:span text:style-name="Source_20_Text">git init</text:span> está "enxergando" a pasta e entendendo as modificações?</text:p>
      <text:p text:style-name="Text_20_body">Um comando que mostra o estado do nosso repositório, ou seja, quais arquivos foram alterados, ou não, é o <text:span text:style-name="Source_20_Text">git status</text:span>. Ao ser rodado, neste caso, por exemplo, ele nos informa que está sendo rodado no ramo, ou branch master (<text:span text:style-name="Source_20_Text">On branch master</text:span>), e que não possui nenhum commit (<text:span text:style-name="Source_20_Text">No commits yet</text:span>).</text:p>
      <text:p text:style-name="Text_20_body">Além disso, é indicado que há arquivos não monitorados (<text:span text:style-name="Source_20_Text">Untracked files</text:span>) em nosso projeto, justamente <text:span text:style-name="Source_20_Text">index.html</text:span>, que é o único arquivo que temos por enquanto. É indicado que utilizemos o comando <text:span text:style-name="Source_20_Text">git add</text:span> junto ao nome do arquivo para que possamos inclui-lo no que se quer "commitar".</text:p>
      <text:p text:style-name="Text_20_body">Antes de entrarmos em maiores detalhes, e entendermos o que é um commit, um branch, já temos um conceito de <text:span text:style-name="Strong_20_Emphasis">repositório</text:span>, e informamos ao Git que esta pasta em específico é um repositório do Git, então, tudo que estiver dentro desta pasta, a menos que informemos o contrário, será monitorado e analisado pelo Git e, se for o caso, salvar as alterações, ou não.</text:p>
      <text:p text:style-name="Text_20_body">Como o Git mesmo nos informa, o arquivo que usaremos ainda não está sendo monitorado, então, poderemos utilizar o comando <text:span text:style-name="Source_20_Text">git add</text:span>? Veremos tudo isso adiante!</text:p>
      <text:p text:style-name="P3"/>
      <text:h text:style-name="P1" text:outline-level="1">Salvando alterações</text:h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0T17:56:50.644000000</meta:creation-date>
    <dc:date>2021-01-10T18:57:17.792000000</dc:date>
    <meta:editing-duration>PT50M15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20" meta:word-count="776" meta:character-count="4605" meta:non-whitespace-character-count="3850"/>
  </office:meta>
</office:document-meta>
</file>